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or.setOnlyReturnErrors( boolean onlyReturn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setParameter( String parameterClassName , Object paramete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set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getOnlyReturn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getUseCont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getFor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setFormName( String for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setPage( int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getParameterValue( String parameter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setUseContextClassLoader( boolean 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Validator( ValidatorResources resources , String form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idato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or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alidator.Validator( ValidatorResources 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getClassLoa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lidator.setFieldName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ge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Validator( ValidatorResources resources , String formName , String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